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4f8" officeooo:paragraph-rsid="001544f8"/>
    </style:style>
    <style:style style:name="P2" style:family="paragraph" style:parent-style-name="Standard">
      <style:text-properties officeooo:rsid="00172a4a" officeooo:paragraph-rsid="00172a4a"/>
    </style:style>
    <style:style style:name="P3" style:family="paragraph" style:parent-style-name="Standard">
      <style:text-properties officeooo:paragraph-rsid="00172a4a"/>
    </style:style>
    <style:style style:name="P4" style:family="paragraph" style:parent-style-name="Standard">
      <style:text-properties style:text-underline-style="solid" style:text-underline-width="auto" style:text-underline-color="font-color" officeooo:rsid="00172a4a" officeooo:paragraph-rsid="00172a4a"/>
    </style:style>
    <style:style style:name="T1" style:family="text">
      <style:text-properties officeooo:rsid="00172a4a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72a4a" style:font-size-asian="10pt" style:font-style-asian="normal" style:font-weight-asian="normal" style:text-emphasize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ent Schweitzer</text:p>
      <text:p text:style-name="P1"><text:s/>Lab 6</text:p>
      <text:p text:style-name="P1"/>
      <text:p text:style-name="P1"/>
      <text:p text:style-name="P1"/>
      <text:p text:style-name="P2">Part 1</text:p>
      <text:p text:style-name="P1"/>
      <text:p text:style-name="P1"><draw:frame draw:style-name="fr1" draw:name="Object1" text:anchor-type="paragraph" svg:x="0.039in" svg:y="0.1083in" svg:width="3.5563in" svg:height="1.77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t looks like the exponential value is larger then N <text:s/><text:span text:style-name="T1">so we can infer the big O is around Nlog N</text:span></text:p>
      <text:p text:style-name="P1"/>
      <text:p text:style-name="P3"><text:span text:style-name="T1">Reasonable values of N would be a range between </text:span><text:span text:style-name="T2">1,000,000 </text:span><text:span text:style-name="T3">and 100,000,000</text:span></text:p>
      <text:p text:style-name="P3"><text:span text:style-name="T3"/></text:p>
      <text:p text:style-name="P2"/>
      <text:p text:style-name="P2"/>
      <text:p text:style-name="P2"/>
      <text:p text:style-name="P4">Part 2</text:p>
      <text:p text:style-name="P2"/>
      <text:p text:style-name="P2">We can see that we get and exp if we add the add and the sort we get around 1.5</text:p>
      <text:p text:style-name="P2"/>
      <text:p text:style-name="P2"><draw:frame draw:style-name="fr1" draw:name="Object2" text:anchor-type="paragraph" svg:x="0.0319in" svg:y="0in" svg:width="4.4453in" svg:height="1.244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ject3" text:anchor-type="paragraph" svg:x="0.0217in" svg:y="0in" svg:width="4.4453in" svg:height="1.2453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9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4:57:55.103279195</meta:creation-date>
    <dc:date>2019-10-03T15:16:32.691346192</dc:date>
    <meta:editing-duration>PT7M38S</meta:editing-duration>
    <meta:editing-cycles>1</meta:editing-cycles>
    <meta:document-statistic meta:table-count="0" meta:image-count="0" meta:object-count="3" meta:page-count="1" meta:paragraph-count="7" meta:word-count="61" meta:character-count="282" meta:non-whitespace-character-count="226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exp value 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63405" calcext:value-type="float">
            <text:p>63405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492407" calcext:value-type="float">
            <text:p>492407</text:p>
          </table:table-cell>
          <table:table-cell office:value-type="float" office:value="7.7660594590332" calcext:value-type="float">
            <text:p>7.7660594590332</text:p>
          </table:table-cell>
          <table:table-cell office:value-type="float" office:value="0.89020071129774" calcext:value-type="float">
            <text:p>0.89020071129774</text:p>
          </table:table-cell>
        </table:table-row>
        <table:table-row table:style-name="ro2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4281852" calcext:value-type="float">
            <text:p>4281852</text:p>
          </table:table-cell>
          <table:table-cell office:value-type="float" office:value="8.6957577776108" calcext:value-type="float">
            <text:p>8.6957577776108</text:p>
          </table:table-cell>
          <table:table-cell office:value-type="float" office:value="0.93930743387123" calcext:value-type="float">
            <text:p>0.93930743387123</text:p>
          </table:table-cell>
        </table:table-row>
        <table:table-row table:style-name="ro2"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float" office:value="13908618" calcext:value-type="float">
            <text:p>13908618</text:p>
          </table:table-cell>
          <table:table-cell office:value-type="float" office:value="3.24827154231393" calcext:value-type="float">
            <text:p>3.24827154231393</text:p>
          </table:table-cell>
          <table:table-cell office:value-type="float" office:value="0.511652327342291" calcext:value-type="float">
            <text:p>0.511652327342291</text:p>
          </table:table-cell>
        </table:table-row>
        <table:table-row table:style-name="ro2">
          <table:table-cell table:number-columns-repeated="5"/>
          <table:table-cell office:value-type="float" office:value="100000" calcext:value-type="float">
            <text:p>100000</text:p>
          </table:table-cell>
          <table:table-cell office:value-type="float" office:value="71627571" calcext:value-type="float">
            <text:p>71627571</text:p>
          </table:table-cell>
          <table:table-cell office:value-type="float" office:value="5.14986974263007" calcext:value-type="float">
            <text:p>5.14986974263007</text:p>
          </table:table-cell>
          <table:table-cell office:value-type="float" office:value="0.71179624442519" calcext:value-type="float">
            <text:p>0.71179624442519</text:p>
          </table:table-cell>
        </table:table-row>
        <table:table-row table:style-name="ro2">
          <table:table-cell table:number-columns-repeated="5"/>
          <table:table-cell office:value-type="float" office:value="1000000" calcext:value-type="float">
            <text:p>1000000</text:p>
          </table:table-cell>
          <table:table-cell office:value-type="float" office:value="1504001526" calcext:value-type="float">
            <text:p>1504001526</text:p>
          </table:table-cell>
          <table:table-cell office:value-type="float" office:value="20.9975223925994" calcext:value-type="float">
            <text:p>20.9975223925994</text:p>
          </table:table-cell>
          <table:table-cell office:value-type="float" office:value="1.32216805308144" calcext:value-type="float">
            <text:p>1.32216805308144</text:p>
          </table:table-cell>
        </table:table-row>
        <table:table-row table:style-name="ro2">
          <table:table-cell table:number-columns-repeated="5"/>
          <table:table-cell office:value-type="float" office:value="10000000" calcext:value-type="float">
            <text:p>10000000</text:p>
          </table:table-cell>
          <table:table-cell office:value-type="float" office:value="17178966493" calcext:value-type="float">
            <text:p>17178966493</text:p>
          </table:table-cell>
          <table:table-cell office:value-type="float" office:value="11.4221735789648" calcext:value-type="float">
            <text:p>11.4221735789648</text:p>
          </table:table-cell>
          <table:table-cell office:value-type="float" office:value="1.05774875570739" calcext:value-type="float">
            <text:p>1.05774875570739</text:p>
          </table:table-cell>
        </table:table-row>
        <table:table-row table:style-name="ro2">
          <table:table-cell table:number-columns-repeated="5"/>
          <table:table-cell office:value-type="float" office:value="100000000" calcext:value-type="float">
            <text:p>100000000</text:p>
          </table:table-cell>
          <table:table-cell office:value-type="float" office:value="213593901497" calcext:value-type="float">
            <text:p>213593901497</text:p>
          </table:table-cell>
          <table:table-cell office:value-type="float" office:value="12.4334546891418" calcext:value-type="float">
            <text:p>12.4334546891418</text:p>
          </table:table-cell>
          <table:table-cell office:value-type="float" office:value="1.09459181600866" calcext:value-type="float">
            <text:p>1.0945918160086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5:10:44.704746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18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<text:s text:c="2"/>Simple s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Exp Valu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4"/>Construct:</text:p>
          </table:table-cell>
          <table:table-cell office:value-type="float" office:value="1000" calcext:value-type="float">
            <text:p>1000</text:p>
          </table:table-cell>
          <table:table-cell office:value-type="float" office:value="1885780" calcext:value-type="float">
            <text:p>188578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4"/>Construct: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015254" calcext:value-type="float">
            <text:p>39015254</text:p>
          </table:table-cell>
          <table:table-cell table:formula="of:=[.G21]/[.G20]" office:value-type="float" office:value="20.6891864374423" calcext:value-type="float">
            <text:p>20.6891864374423</text:p>
          </table:table-cell>
          <table:table-cell table:formula="of:=LOG([.H21])/LOG(100)" office:value-type="float" office:value="0.657871706602168" calcext:value-type="float">
            <text:p>0.65787170660216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4"/>Construct: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9800227" calcext:value-type="float">
            <text:p>459800227</text:p>
          </table:table-cell>
          <table:table-cell table:formula="of:=[.G22]/[.G21]" office:value-type="float" office:value="11.7851399096364" calcext:value-type="float">
            <text:p>11.7851399096364</text:p>
          </table:table-cell>
          <table:table-cell table:formula="of:=LOG([.H22])/LOG(100)" office:value-type="float" office:value="0.535667371352206" calcext:value-type="float">
            <text:p>0.53566737135220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4"/>Sort:</text:p>
          </table:table-cell>
          <table:table-cell office:value-type="float" office:value="1000" calcext:value-type="float">
            <text:p>1000</text:p>
          </table:table-cell>
          <table:table-cell office:value-type="float" office:value="10278030" calcext:value-type="float">
            <text:p>1027803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4"/>Sort: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6308440" calcext:value-type="float">
            <text:p>146308440</text:p>
          </table:table-cell>
          <table:table-cell table:formula="of:=[.G24]/[.G23]" office:value-type="float" office:value="14.2350664475585" calcext:value-type="float">
            <text:p>14.2350664475585</text:p>
          </table:table-cell>
          <table:table-cell table:formula="of:=LOG([.H24])/LOG(100)" office:value-type="float" office:value="0.576679749360758" calcext:value-type="float">
            <text:p>0.57667974936075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4"/>Sort: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929737133" calcext:value-type="float">
            <text:p>19929737133</text:p>
          </table:table-cell>
          <table:table-cell table:formula="of:=[.G25]/[.G24]" office:value-type="float" office:value="136.217275865972" calcext:value-type="float">
            <text:p>136.217275865972</text:p>
          </table:table-cell>
          <table:table-cell table:formula="of:=LOG([.H25])/LOG(100)" office:value-type="float" office:value="1.06711609540904" calcext:value-type="float">
            <text:p>1.0671160954090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5:13:11.40569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30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<text:s text:c="2"/>Heap s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Exp Valu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4"/>Construct:</text:p>
          </table:table-cell>
          <table:table-cell office:value-type="float" office:value="1000" calcext:value-type="float">
            <text:p>1000</text:p>
          </table:table-cell>
          <table:table-cell office:value-type="float" office:value="558444" calcext:value-type="float">
            <text:p>55844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4"/>Construct: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263712" calcext:value-type="float">
            <text:p>13263712</text:p>
          </table:table-cell>
          <table:table-cell table:formula="of:=[.G33]/[.G32]" office:value-type="float" office:value="23.7511943901268" calcext:value-type="float">
            <text:p>23.7511943901268</text:p>
          </table:table-cell>
          <table:table-cell table:formula="of:=LOG([.H33])/LOG(100)" office:value-type="float" office:value="0.687842727064624" calcext:value-type="float">
            <text:p>0.68784272706462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4"/>Construct: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9800227" calcext:value-type="float">
            <text:p>459800227</text:p>
          </table:table-cell>
          <table:table-cell table:formula="of:=[.G34]/[.G33]" office:value-type="float" office:value="34.6660291628769" calcext:value-type="float">
            <text:p>34.6660291628769</text:p>
          </table:table-cell>
          <table:table-cell table:formula="of:=LOG([.H34])/LOG(100)" office:value-type="float" office:value="0.769952049016619" calcext:value-type="float">
            <text:p>0.76995204901661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4"/>Sort:</text:p>
          </table:table-cell>
          <table:table-cell office:value-type="float" office:value="1000" calcext:value-type="float">
            <text:p>1000</text:p>
          </table:table-cell>
          <table:table-cell office:value-type="float" office:value="3820823" calcext:value-type="float">
            <text:p>382082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4"/>Sort: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8393463" calcext:value-type="float">
            <text:p>188393463</text:p>
          </table:table-cell>
          <table:table-cell table:formula="of:=[.G36]/[.G35]" office:value-type="float" office:value="49.307037515216" calcext:value-type="float">
            <text:p>49.307037515216</text:p>
          </table:table-cell>
          <table:table-cell table:formula="of:=LOG([.H36])/LOG(100)" office:value-type="float" office:value="0.846454454931718" calcext:value-type="float">
            <text:p>0.84645445493171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s text:c="4"/>Sort: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929737133" calcext:value-type="float">
            <text:p>19929737133</text:p>
          </table:table-cell>
          <table:table-cell table:formula="of:=[.G37]/[.G36]" office:value-type="float" office:value="105.787837941065" calcext:value-type="float">
            <text:p>105.787837941065</text:p>
          </table:table-cell>
          <table:table-cell table:formula="of:=LOG([.H37])/LOG(100)" office:value-type="float" office:value="1.01221787062324" calcext:value-type="float">
            <text:p>1.0122178706232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5:13:34.727006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